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color="#666666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fo:color="#666666"/>
    </style:style>
    <style:style style:name="T7" style:parent-style-name="DefaultParagraphFont" style:family="text">
      <style:text-properties style:font-name="Liberation Serif" fo:font-weight="bold" style:font-weight-asian="bold"/>
    </style:style>
    <style:style style:name="P8" style:parent-style-name="Standard" style:family="paragraph">
      <style:paragraph-properties fo:text-align="justify"/>
      <style:text-properties style:font-name="Liberation Serif"/>
    </style:style>
    <style:style style:name="P9" style:parent-style-name="Heading2" style:family="paragraph">
      <style:text-properties style:font-name="Liberation Serif"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style:font-name="Liberation Serif" fo:font-weight="bold" style:font-weight-asian="bold" style:font-weight-complex="bold"/>
    </style:style>
    <style:style style:name="T12" style:parent-style-name="DefaultParagraphFont" style:family="text">
      <style:text-properties style:font-name="Liberation Serif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Liberation Serif" fo:font-weight="bold" style:font-weight-asian="bold" style:font-weight-complex="bold"/>
    </style:style>
    <style:style style:name="T15" style:parent-style-name="DefaultParagraphFont" style:family="text">
      <style:text-properties style:font-name="Liberation Serif"/>
    </style:style>
    <style:style style:name="P16" style:parent-style-name="Standard" style:family="paragraph">
      <style:paragraph-properties fo:text-align="justify"/>
    </style:style>
    <style:style style:name="T17" style:parent-style-name="DefaultParagraphFont" style:family="text">
      <style:text-properties style:font-name="Liberation Serif" fo:font-weight="bold" style:font-weight-asian="bold" style:font-weight-complex="bold"/>
    </style:style>
    <style:style style:name="T18" style:parent-style-name="DefaultParagraphFont" style:family="text">
      <style:text-properties style:font-name="Liberation Serif"/>
    </style:style>
    <style:style style:name="T19" style:parent-style-name="DefaultParagraphFont" style:family="text">
      <style:text-properties style:font-name="Liberation Serif" fo:font-weight="bold" style:font-weight-asian="bold" style:font-weight-complex="bold"/>
    </style:style>
    <style:style style:name="P20" style:parent-style-name="Standard" style:family="paragraph">
      <style:text-properties style:font-name="Liberation Serif" fo:font-weight="bold" style:font-weight-asian="bold" style:font-weight-complex="bold"/>
    </style:style>
    <style:style style:name="P21" style:parent-style-name="Standard" style:family="paragraph">
      <style:text-properties style:font-name="Liberation Serif" fo:font-weight="bold" style:font-weight-asian="bold" style:font-weight-complex="bold"/>
    </style:style>
    <style:style style:name="P22" style:parent-style-name="Standard" style:family="paragraph">
      <style:text-properties style:font-name="Liberation Serif"/>
    </style:style>
    <style:style style:name="P23" style:parent-style-name="Standard" style:family="paragraph">
      <style:text-properties style:font-name="Liberation Serif"/>
    </style:style>
    <style:style style:name="P24" style:parent-style-name="Standard" style:family="paragraph">
      <style:text-properties style:font-name="Liberation Serif"/>
    </style:style>
    <style:style style:name="P25" style:parent-style-name="Standard" style:family="paragraph">
      <style:text-properties style:font-name="Liberation Serif"/>
    </style:style>
    <style:style style:name="P26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7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8" style:parent-style-name="Standard" style:family="paragraph">
      <style:paragraph-properties fo:text-align="justify"/>
      <style:text-properties style:font-name="Liberation Serif"/>
    </style:style>
    <style:style style:name="P29" style:parent-style-name="Standard" style:family="paragraph">
      <style:paragraph-properties fo:text-align="justify"/>
      <style:text-properties style:font-name="Liberation Serif"/>
    </style:style>
    <style:style style:name="P30" style:parent-style-name="Standard" style:family="paragraph">
      <style:paragraph-properties fo:text-align="justify"/>
      <style:text-properties style:font-name="Liberation Serif"/>
    </style:style>
    <style:style style:name="P31" style:parent-style-name="Standard" style:family="paragraph">
      <style:paragraph-properties fo:text-align="justify"/>
      <style:text-properties style:font-name="Liberation Serif"/>
    </style:style>
    <style:style style:name="P32" style:parent-style-name="Standard" style:family="paragraph">
      <style:paragraph-properties fo:text-align="justify"/>
      <style:text-properties style:font-name="Liberation Serif"/>
    </style:style>
    <style:style style:name="P33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style:font-name="Liberation Serif"/>
    </style:style>
    <style:style style:name="P35" style:parent-style-name="Standard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  <style:text-properties style:font-name="Liberation Serif"/>
    </style:style>
    <style:style style:name="P37" style:parent-style-name="Standard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  <style:text-properties style:font-name="Liberation Serif"/>
    </style:style>
    <style:style style:name="P39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0" style:parent-style-name="Standard" style:family="paragraph">
      <style:paragraph-properties fo:text-align="justify"/>
      <style:text-properties style:font-name="Liberation Serif"/>
    </style:style>
    <style:style style:name="P41" style:parent-style-name="Standard" style:family="paragraph">
      <style:paragraph-properties fo:text-align="justify"/>
      <style:text-properties style:font-name="Liberation Serif"/>
    </style:style>
    <style:style style:name="P42" style:parent-style-name="Standard" style:family="paragraph">
      <style:paragraph-properties fo:text-align="justify"/>
      <style:text-properties style:font-name="Liberation Serif"/>
    </style:style>
    <style:style style:name="P43" style:parent-style-name="Standard" style:family="paragraph">
      <style:paragraph-properties fo:text-align="justify"/>
      <style:text-properties style:font-name="Liberation Serif"/>
    </style:style>
    <style:style style:name="P44" style:parent-style-name="Standard" style:family="paragraph">
      <style:paragraph-properties fo:text-align="justify"/>
      <style:text-properties style:font-name="Liberation Serif"/>
    </style:style>
    <style:style style:name="P45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6" style:parent-style-name="Standard" style:family="paragraph">
      <style:paragraph-properties fo:text-align="justify"/>
      <style:text-properties style:font-name="Liberation Serif"/>
    </style:style>
    <style:style style:name="P47" style:parent-style-name="Standard" style:family="paragraph">
      <style:paragraph-properties fo:text-align="justify"/>
      <style:text-properties style:font-name="Liberation Serif"/>
    </style:style>
    <style:style style:name="P48" style:parent-style-name="Standard" style:family="paragraph">
      <style:paragraph-properties fo:text-align="justify"/>
      <style:text-properties style:font-name="Liberation Serif"/>
    </style:style>
    <style:style style:name="P49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0" style:parent-style-name="Standard" style:family="paragraph">
      <style:paragraph-properties fo:text-align="justify"/>
      <style:text-properties style:font-name="Liberation Serif"/>
    </style:style>
    <style:style style:name="P51" style:parent-style-name="Standard" style:family="paragraph">
      <style:paragraph-properties fo:text-align="justify"/>
      <style:text-properties style:font-name="Liberation Serif"/>
    </style:style>
    <style:style style:name="P52" style:parent-style-name="Standard" style:family="paragraph">
      <style:paragraph-properties fo:text-align="justify"/>
      <style:text-properties style:font-name="Liberation Serif"/>
    </style:style>
    <style:style style:name="P53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4" style:parent-style-name="Standard" style:family="paragraph">
      <style:paragraph-properties fo:text-align="justify"/>
      <style:text-properties style:font-name="Liberation Serif"/>
    </style:style>
    <style:style style:name="P55" style:parent-style-name="Standard" style:family="paragraph">
      <style:paragraph-properties fo:text-align="justify"/>
      <style:text-properties style:font-name="Liberation Serif"/>
    </style:style>
    <style:style style:name="P56" style:parent-style-name="Standard" style:family="paragraph">
      <style:paragraph-properties fo:text-align="justify"/>
      <style:text-properties style:font-name="Liberation Serif"/>
    </style:style>
    <style:style style:name="T57" style:parent-style-name="DefaultParagraphFont" style:family="text">
      <style:text-properties style:font-name="Liberation Serif" fo:font-weight="bold" style:font-weight-asian="bold" style:font-weight-complex="bold"/>
    </style:style>
    <style:style style:name="T58" style:parent-style-name="DefaultParagraphFont" style:family="text">
      <style:text-properties style:font-name="Liberation Serif" fo:font-weight="bold" style:font-weight-asian="bold"/>
    </style:style>
    <style:style style:name="T59" style:parent-style-name="DefaultParagraphFont" style:family="text">
      <style:text-properties style:font-name="Liberation Serif" fo:font-weight="bold" style:font-weight-asian="bold"/>
    </style:style>
    <style:style style:name="T60" style:parent-style-name="DefaultParagraphFont" style:family="text">
      <style:text-properties style:font-name="Liberation Serif" fo:font-weight="bold" style:font-weight-asian="bold"/>
    </style:style>
    <style:style style:name="T61" style:parent-style-name="DefaultParagraphFont" style:family="text">
      <style:text-properties style:font-name="Liberation Serif" fo:font-weight="bold" style:font-weight-asian="bold" style:text-position="super 63.6%"/>
    </style:style>
    <style:style style:name="T62" style:parent-style-name="DefaultParagraphFont" style:family="text">
      <style:text-properties style:font-name="Liberation Serif" fo:font-weight="bold" style:font-weight-asian="bold"/>
    </style:style>
    <style:style style:name="T63" style:parent-style-name="DefaultParagraphFont" style:family="text">
      <style:text-properties style:font-name="Liberation Serif" fo:font-weight="bold" style:font-weight-asian="bold"/>
    </style:style>
    <style:style style:name="T64" style:parent-style-name="DefaultParagraphFont" style:family="text">
      <style:text-properties style:font-name="Liberation Serif" fo:font-weight="bold" style:font-weight-asian="bold"/>
    </style:style>
    <style:style style:name="T65" style:parent-style-name="DefaultParagraphFont" style:family="text">
      <style:text-properties style:font-name="Liberation Serif" fo:font-weight="bold" style:font-weight-asian="bold"/>
    </style:style>
    <style:style style:name="P66" style:parent-style-name="Standard" style:family="paragraph">
      <style:text-properties style:font-name="Liberation Serif"/>
    </style:style>
    <style:style style:name="P67" style:parent-style-name="Heading2" style:family="paragraph">
      <style:text-properties style:font-name="Liberation Serif" fo:font-weight="bold" style:font-weight-asian="bold" style:font-weight-complex="bold"/>
    </style:style>
    <style:style style:name="P68" style:parent-style-name="Standard" style:family="paragraph">
      <style:text-properties style:font-name="Liberation Serif"/>
    </style:style>
    <style:style style:name="P69" style:parent-style-name="Standard" style:family="paragraph">
      <style:text-properties style:font-name="Liberation Serif"/>
    </style:style>
    <style:style style:name="P70" style:parent-style-name="Standard" style:family="paragraph">
      <style:text-properties style:font-name="Liberation Serif"/>
    </style:style>
    <style:style style:name="P71" style:parent-style-name="Standard" style:family="paragraph">
      <style:text-properties style:font-name="Liberation Serif"/>
    </style:style>
    <style:style style:name="P72" style:parent-style-name="Heading2" style:family="paragraph">
      <style:text-properties style:font-name="Liberation Serif" fo:font-weight="bold" style:font-weight-asian="bold" style:font-weight-complex="bold"/>
    </style:style>
    <style:style style:name="P73" style:parent-style-name="Standard" style:family="paragraph">
      <style:text-properties style:font-name="Liberation Serif"/>
    </style:style>
    <style:style style:name="P74" style:parent-style-name="Standard" style:family="paragraph">
      <style:text-properties style:font-name="Liberation Serif"/>
    </style:style>
    <style:style style:name="P75" style:parent-style-name="Standard" style:family="paragraph">
      <style:text-properties style:font-name="Liberation Serif"/>
    </style:style>
    <style:style style:name="P76" style:parent-style-name="Standard" style:family="paragraph">
      <style:text-properties style:font-name="Liberation Serif"/>
    </style:style>
    <style:style style:name="P77" style:parent-style-name="Standard" style:family="paragraph">
      <style:text-properties style:font-name="Liberation Serif"/>
    </style:style>
    <style:style style:name="P78" style:parent-style-name="Standard" style:family="paragraph">
      <style:text-properties style:font-name="Liberation Serif"/>
    </style:style>
    <style:style style:name="P79" style:parent-style-name="Heading2" style:family="paragraph">
      <style:text-properties style:font-name="Liberation Serif" fo:font-weight="bold" style:font-weight-asian="bold" style:font-weight-complex="bold"/>
    </style:style>
    <style:style style:name="P80" style:parent-style-name="Standard" style:family="paragraph"/>
    <style:style style:name="T81" style:parent-style-name="DefaultParagraphFont" style:family="text">
      <style:text-properties style:font-name="Liberation Serif"/>
    </style:style>
    <style:style style:name="T82" style:parent-style-name="DefaultParagraphFont" style:family="text">
      <style:text-properties style:font-name="Liberation Serif"/>
    </style:style>
    <style:style style:name="T83" style:parent-style-name="DefaultParagraphFont" style:family="text">
      <style:text-properties style:font-name="Liberation Serif"/>
    </style:style>
  </office:automatic-styles>
  <office:body>
    <office:text text:use-soft-page-breaks="true">
      <text:h text:style-name="P1" text:outline-level="1">Nduvho Edward<text:s/><text:span text:style-name="T2">Ramashia</text:span><text:s text:c="2"/></text:h>
      <text:p text:style-name="P3"><text:span text:style-name="T4">063 853 3355</text:span><text:s/>|<text:s/><text:a xlink:href="mailto:Nduvho.Ramashia@gmail.com" office:target-frame-name="_top" xlink:show="replace">Nduvho.Ramashia@gmail.com</text:a><text:s/>| Johannesburg</text:p>
      <text:p text:style-name="P5"><text:a xlink:href="https://github.com/NduvhoEdward" office:target-frame-name="_top" xlink:show="replace">Github</text:a><text:span text:style-name="T6"><text:s/>|<text:s/></text:span><text:a xlink:href="https://www.linkedin.com/in/nduvhoedward" office:target-frame-name="_top" xlink:show="replace">LinkedIn</text:a></text:p>
      <text:h text:style-name="Heading2" text:outline-level="2"><text:span text:style-name="T7">Professional Summary</text:span></text:h>
      <text:p text:style-name="P8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9" text:outline-level="2">Technical Skills</text:h>
      <text:list text:style-name="LFO3" text:continue-numbering="true">
        <text:list-item>
          <text:p text:style-name="P10"><text:span text:style-name="T11">Programming Languages:</text:span><text:span text:style-name="T12"><text:s/>C++, Python, Matlab, AVR Assembly, Javascript, “HTML/CSS”.</text:span></text:p>
        </text:list-item>
        <text:list-item>
          <text:p text:style-name="P13"><text:span text:style-name="T14">Software Tools:</text:span><text:span text:style-name="T15"><text:s/>Matlab, LTspice, Linux (various distros and CLI operations), LOGO Soft Comfort,VS Code, Autodesk Eagle and Similar CAD Software, Git Version Control, Microsoft Excel.</text:span></text:p>
        </text:list-item>
        <text:list-item>
          <text:p text:style-name="P16"><text:span text:style-name="T17">Hardware Platforms:</text:span><text:span text:style-name="T18"><text:s/>Atmel AVR, ESP32, and STM32 Micro-controller families, LOGO PLC.</text:span></text:p>
        </text:list-item>
      </text:list>
      <text:h text:style-name="Heading2" text:outline-level="2"><text:span text:style-name="T19">Experience</text:span></text:h>
      <text:p text:style-name="P20"/>
      <text:p text:style-name="P21">Assistant to the Services Manager, IMT Probe Kuruman Auto<text:tab/><text:tab/><text:tab/>December 2024 – January 2024</text:p>
      <text:list text:style-name="LFO4" text:continue-numbering="true">
        <text:list-item>
          <text:p text:style-name="P22">Analyzing the services data</text:p>
        </text:list-item>
        <text:list-item>
          <text:p text:style-name="P23">Developing better data capturing and analysis systems</text:p>
        </text:list-item>
        <text:list-item>
          <text:p text:style-name="P24">Identifying the department’s<text:s/>utilizations</text:p>
        </text:list-item>
        <text:list-item>
          <text:p text:style-name="P25">Developing cost serving systems through metrics such as MTTR, MTBF and such</text:p>
        </text:list-item>
      </text:list>
      <text:p text:style-name="P26"/>
      <text:p text:style-name="P27">Junior Electrical Engineer (Part-time), iMining (Pty) Ltd <text:s text:c="8"/><text:tab/><text:s/><text:tab/><text:tab/><text:s text:c="11"/>February 2024 - Current</text:p>
      <text:list text:style-name="LFO5" text:continue-numbering="true">
        <text:list-item>
          <text:p text:style-name="P28">PCB designs</text:p>
        </text:list-item>
        <text:list-item>
          <text:p text:style-name="P29">Firmware development</text:p>
        </text:list-item>
        <text:list-item>
          <text:p text:style-name="P30">Electronics<text:s/>equipment testing &amp; assembly</text:p>
        </text:list-item>
        <text:list-item>
          <text:p text:style-name="P31">General engineering lab administration</text:p>
        </text:list-item>
      </text:list>
      <text:p text:style-name="P32"/>
      <text:p text:style-name="P33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34">Assisting engineers with Schematic &amp; PCB designs</text:p>
        </text:list-item>
        <text:list-item>
          <text:p text:style-name="P35">Contributed in firmware development</text:p>
        </text:list-item>
        <text:list-item>
          <text:p text:style-name="P36">Electronics equipment testing &amp; assembly</text:p>
        </text:list-item>
        <text:list-item>
          <text:p text:style-name="P37">General engineering lab administration</text:p>
        </text:list-item>
      </text:list>
      <text:p text:style-name="P38"/>
      <text:p text:style-name="P39">Undergraduate Research Assistant, Wits of School of Electrical and Information Engineering <text:s text:c="9"/>June - July 2023</text:p>
      <text:list text:style-name="LFO5" text:continue-numbering="true">
        <text:list-item>
          <text:p text:style-name="P40">Assisted in implementing hands-on projects focused on controlled LED lighting for mosquito breeding, contributing to advancements in mosquito control strategies.</text:p>
        </text:list-item>
        <text:list-item>
          <text:p text:style-name="P41">Conducted experiments and meticulously collected data, showcasing proficiency in laboratory techniques and scientific methodologies.</text:p>
        </text:list-item>
        <text:list-item>
          <text:p text:style-name="P42">Maintained rigorous adherence to lab safety procedures, ensuring a secure and conducive working environment for all team members.</text:p>
        </text:list-item>
        <text:list-item>
          <text:p text:style-name="P43">Provided valuable technical support in the maintenance and repair of laboratory equipment, enhancing overall operational efficiency.</text:p>
        </text:list-item>
      </text:list>
      <text:p text:style-name="P44"/>
      <text:p text:style-name="P45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46">Engaged in data retrieval and processing activities, contributing to the comprehensive assessment of roads-rivers crossings.</text:p>
        </text:list-item>
        <text:list-item>
          <text:p text:style-name="P47">Identified the state of infrastructure elements and assigned repair priorities based on the assessment, aiding in efficient resource allocation for maintenance and improvement.</text:p>
        </text:list-item>
      </text:list>
      <text:p text:style-name="P48"/>
      <text:p text:style-name="P49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50">Facilitated<text:s/>comprehension of course concepts by providing assistance to both groups and individuals, particularly focusing on Microprocessors.</text:p>
        </text:list-item>
        <text:list-item>
          <text:p text:style-name="P51">Guided students in the setup of the course software stack and offered support in debugging (Assembly) code, ensuring a smoother learning experience.</text:p>
        </text:list-item>
      </text:list>
      <text:p text:style-name="P52"/>
      <text:p text:style-name="P53">Lecturer Assistant, Wits – School of Electrical and Information Eng. <text:s text:c="26"/><text:tab/><text:s text:c="6"/>Nov 2020 - Feb 2021</text:p>
      <text:list text:style-name="LFO8" text:continue-numbering="true">
        <text:list-item>
          <text:p text:style-name="P54">Conducted testing and analysis of newly proposed micro-controllers intended for future use by the school, contributing to the enhancement of technological resources.</text:p>
        </text:list-item>
        <text:list-item>
          <text:p text:style-name="P55">Implemented and tested upcoming year labs on the proposed micro-controllers, ensuring their effectiveness in the educational curriculum.</text:p>
        </text:list-item>
        <text:list-item>
          <text:p text:style-name="P56">Thoroughly observed and tested lab instructions for errors, implementability, and time practicality, contributing to the refinement of teaching materials and methodologies.</text:p>
        </text:list-item>
      </text:list>
      <text:h text:style-name="Heading2" text:outline-level="2"><text:span text:style-name="T57">Education</text:span></text:h>
      <text:p text:style-name="Standard"><text:span text:style-name="T58">Bsc(Hon) in Electrical and Information Engineering,<text:s/></text:span><text:span text:style-name="T59"><text:tab/></text:span><text:span text:style-name="T60"><text:tab/>4</text:span><text:span text:style-name="T61">th</text:span><text:span text:style-name="T62"><text:s/>Year</text:span><text:span text:style-name="T63"><text:tab/></text:span><text:span text:style-name="T64"><text:tab/>Expected Grad. Date: 202</text:span><text:span text:style-name="T65">5</text:span></text:p>
      <text:p text:style-name="P66">University of the Witwatersrand, Johannesburg</text:p>
      <text:h text:style-name="P67" text:outline-level="2">Achievements and Awards</text:h>
      <text:list text:style-name="LFO9" text:continue-numbering="true">
        <text:list-item>
          <text:p text:style-name="P68">Triumphs in High-Performance Computing (HPC) and Data Science Competitions:</text:p>
          <text:list text:continue-numbering="true">
            <text:list-item>
              <text:p text:style-name="P69">Secured a coveted spot on the CHPC team for ISC22-SCC in 2022.</text:p>
            </text:list-item>
            <text:list-item>
              <text:p text:style-name="P70">Distinguished with a stellar 2nd place out of 4 finalists in the CHPC-SCC competition in 2021.</text:p>
            </text:list-item>
            <text:list-item>
              <text:p text:style-name="P71">Showcased exceptional skills, clinching an impressive 2nd place out of 9 participants in the spirited DIRISA DATATHON of 2020.</text:p>
            </text:list-item>
          </text:list>
        </text:list-item>
      </text:list>
      <text:h text:style-name="P72" text:outline-level="2">Leadership and Extracurricular Activities</text:h>
      <text:list text:style-name="LFO10" text:continue-numbering="true">
        <text:list-item>
          <text:p text:style-name="P73">Music Enthusiast:</text:p>
        </text:list-item>
      </text:list>
      <text:list text:style-name="LFO11" text:continue-numbering="true">
        <text:list-item>
          <text:list>
            <text:list-item>
              <text:p text:style-name="P74">Proficient in playing electric piano and bass guitar.</text:p>
            </text:list-item>
            <text:list-item>
              <text:p text:style-name="P75">Actively involved in musical collaborations.</text:p>
            </text:list-item>
          </text:list>
        </text:list-item>
      </text:list>
      <text:list text:style-name="LFO10" text:continue-numbering="true">
        <text:list-item>
          <text:p text:style-name="P76">Gaming Enthusiast:</text:p>
        </text:list-item>
      </text:list>
      <text:list text:style-name="LFO12" text:continue-numbering="true">
        <text:list-item>
          <text:list>
            <text:list-item>
              <text:p text:style-name="P77">Engaged in gaming communities and online tournaments.</text:p>
            </text:list-item>
            <text:list-item>
              <text:p text:style-name="P78">Demonstrated strategic thinking and teamwork through gaming<text:s/>experiences.</text:p>
            </text:list-item>
          </text:list>
        </text:list-item>
      </text:list>
      <text:h text:style-name="P79" text:outline-level="2">Professional Memberships</text:h>
      <text:list text:style-name="LFO13" text:continue-numbering="true">
        <text:list-item>
          <text:p text:style-name="P80"><text:span text:style-name="T81">Student Member,<text:s/></text:span><text:span text:style-name="T82">South African Institute of Electrical Engineers</text:span><text:span text:style-name="T83"><text:s/>(SAIE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25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3-04-25T23:55:00Z</meta:creation-date>
    <dc:date>2025-04-03T14:56:00Z</dc:date>
    <meta:print-date>2023-11-15T17:41:00Z</meta:print-date>
    <meta:template xlink:href="Normal.dotm" xlink:type="simple"/>
    <meta:editing-cycles>41</meta:editing-cycles>
    <meta:editing-duration>PT120060S</meta:editing-duration>
    <meta:user-defined meta:name="AppVersion">16.0000</meta:user-defined>
    <meta:document-statistic meta:page-count="2" meta:paragraph-count="9" meta:word-count="722" meta:character-count="4830" meta:row-count="34" meta:non-whitespace-character-count="4117"/>
  </office:meta>
</office:document-meta>
</file>